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Bought</text:p>
          </table:table-cell>
          <table:table-cell/>
          <table:table-cell table:style-name="ce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table:style-name="ce1" office:value-type="string" calcext:value-type="string">
            <text:p>buy date</text:p>
          </table:table-cell>
          <table:table-cell office:value-type="string" calcext:value-type="string">
            <text:p>buy price</text:p>
          </table:table-cell>
          <table:table-cell table:style-name="ce1" office:value-type="string" calcext:value-type="string">
            <text:p>expiration date</text:p>
          </table:table-cell>
          <table:table-cell office:value-type="string" calcext:value-type="string">
            <text:p>quantit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date" office:date-value="2023-09-02" calcext:value-type="date">
            <text:p>2023-09-02</text:p>
          </table:table-cell>
          <table:table-cell office:value-type="float" office:value="2.5" calcext:value-type="float">
            <text:p>2,5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3.5" calcext:value-type="float">
            <text:p>3,5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e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4.5" calcext:value-type="float">
            <text:p>4,5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rry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5.5" calcext:value-type="float">
            <text:p>5,5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mon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6.5" calcext:value-type="float">
            <text:p>6,5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awberry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7.5" calcext:value-type="float">
            <text:p>7,5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aya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8.5" calcext:value-type="float">
            <text:p>8,5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ermelon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9.5" calcext:value-type="float">
            <text:p>9,5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34:07.202567307</meta:creation-date>
    <dc:date>2023-07-20T13:49:27.874019382</dc:date>
    <meta:editing-duration>PT21M30S</meta:editing-duration>
    <meta:editing-cycles>5</meta:editing-cycles>
    <meta:generator>LibreOffice/7.3.7.2$Linux_X86_64 LibreOffice_project/30$Build-2</meta:generator>
    <meta:document-statistic meta:table-count="1" meta:cell-count="56" meta:object-count="0"/>
  </office:meta>
</office:document-meta>
</file>